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marker-start="Circle" draw:marker-end="Arrow" draw:marker-end-width="0.3cm" draw:fill="none" draw:textarea-vertical-align="middle"/>
    </style:style>
    <style:style style:name="gr4" style:family="graphic" style:parent-style-name="objectwithoutfill">
      <style:graphic-properties draw:marker-start="Circle" draw:marker-end="Dimension_20_Lines" draw:marker-end-width="1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1" draw:id="id1" draw:layer="layout" svg:width="1.6cm" svg:height="1.6cm" svg:x="2.62cm" svg:y="2.6cm">
          <text:p text:style-name="P1">Lista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1.6cm" svg:height="1.6cm" svg:x="5.7cm" svg:y="2.6cm">
            <text:p text:style-name="P1">Info</text:p>
            <text:p text:style-name="P1">7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6cm" svg:height="1.6cm" svg:x="7.3cm" svg:y="2.6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1" draw:text-style-name="P1" xml:id="id2" draw:id="id2" draw:layer="layout" svg:width="0.8cm" svg:height="1.6cm" svg:x="7.3cm" svg:y="2.6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" draw:text-style-name="P1" draw:layer="layout" svg:width="1.6cm" svg:height="1.6cm" svg:x="9.7cm" svg:y="2.6cm">
          <text:p text:style-name="P1">Info</text:p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cm" svg:height="1.6cm" svg:x="11.3cm" svg:y="2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0.8cm" svg:height="1.6cm" svg:x="11.3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4.22cm" svg:y1="3.4cm" svg:x2="5.7cm" svg:y2="3.4cm" draw:start-shape="id1" draw:start-glue-point="1" svg:d="M4220 3400h1480" svg:viewBox="0 0 1481 1">
          <text:p/>
        </draw:connector>
        <draw:connector draw:style-name="gr3" draw:text-style-name="P1" draw:layer="layout" draw:type="line" svg:x1="8.1cm" svg:y1="3.4cm" svg:x2="9.7cm" svg:y2="3.4cm" draw:start-shape="id2" draw:start-glue-point="1" svg:d="M8100 3400h1600" svg:viewBox="0 0 1601 1">
          <text:p/>
        </draw:connector>
        <draw:connector draw:style-name="gr4" draw:text-style-name="P1" draw:layer="layout" draw:type="line" svg:x1="12.1cm" svg:y1="3.4cm" svg:x2="13.7cm" svg:y2="3.4cm" draw:start-shape="id3" draw:start-glue-point="1" svg:d="M12100 3400h1600" svg:viewBox="0 0 160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ugenio Pérez Martín</meta:initial-creator>
    <meta:creation-date>2014-09-06T10:50:51.288296787</meta:creation-date>
    <dc:date>2014-09-06T15:04:18.075158858</dc:date>
    <dc:creator>Eugenio Pérez Martín</dc:creator>
    <meta:editing-duration>PT1H26M5S</meta:editing-duration>
    <meta:editing-cycles>4</meta:editing-cycles>
    <meta:generator>LibreOffice/4.2.5.2$Linux_X86_64 LibreOffice_project/420m0$Build-2</meta:generator>
    <meta:document-statistic meta:object-count="11"/>
  </office:meta>
</office:document-meta>
</file>